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7cm" fo:margin-left="1cm" table:align="left"/>
    </style:style>
    <style:style style:name="Tabelle1.A" style:family="table-column">
      <style:table-column-properties style:column-width="5.77cm"/>
    </style:style>
    <style:style style:name="Tabelle1.B" style:family="table-column">
      <style:table-column-properties style:column-width="11.231cm"/>
    </style:style>
    <style:style style:name="Tabelle1.A1" style:family="table-cell">
      <style:table-cell-properties fo:padding="0.049cm" fo:border="none"/>
    </style:style>
    <style:style style:name="Tabelle2" style:family="table">
      <style:table-properties style:width="17.886cm" table:align="left"/>
    </style:style>
    <style:style style:name="Tabelle2.A" style:family="table-column">
      <style:table-column-properties style:column-width="6.338cm"/>
    </style:style>
    <style:style style:name="Tabelle2.B" style:family="table-column">
      <style:table-column-properties style:column-width="11.548cm"/>
    </style:style>
    <style:style style:name="Tabelle2.A1" style:family="table-cell">
      <style:table-cell-properties fo:padding="0.049cm" fo:border="none"/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6b30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b307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6" style:family="paragraph" style:parent-style-name="Text_20_body">
      <style:paragraph-properties fo:margin-left="1cm" fo:margin-right="0cm" fo:text-indent="0cm" style:auto-text-indent="false"/>
      <style:text-properties officeooo:paragraph-rsid="0016b307"/>
    </style:style>
    <style:style style:name="P7" style:family="paragraph" style:parent-style-name="List_20_Heading">
      <style:paragraph-properties fo:margin-left="1cm" fo:margin-right="0cm" fo:text-indent="0cm" style:auto-text-indent="false"/>
      <style:text-properties officeooo:paragraph-rsid="0016b307"/>
    </style:style>
    <style:style style:name="P8" style:family="paragraph" style:parent-style-name="Preformatted_20_Text">
      <style:paragraph-properties fo:margin-left="1cm" fo:margin-right="0cm" fo:margin-top="0cm" fo:margin-bottom="0.499cm" loext:contextual-spacing="false" fo:text-indent="0cm" style:auto-text-indent="false"/>
      <style:text-properties officeooo:paragraph-rsid="0016b307"/>
    </style:style>
    <style:style style:name="P9" style:family="paragraph" style:parent-style-name="Quotations">
      <style:text-properties officeooo:paragraph-rsid="0016b307"/>
    </style:style>
    <style:style style:name="P10" style:family="paragraph" style:parent-style-name="List_20_Heading">
      <style:text-properties officeooo:paragraph-rsid="0016b307"/>
    </style:style>
    <style:style style:name="P11" style:family="paragraph" style:parent-style-name="List_20_Heading">
      <style:paragraph-properties fo:margin-top="0cm" fo:margin-bottom="0.499cm" loext:contextual-spacing="false"/>
      <style:text-properties officeooo:paragraph-rsid="0016b307"/>
    </style:style>
    <style:style style:name="P12" style:family="paragraph" style:parent-style-name="List_20_Contents">
      <style:paragraph-properties fo:margin-top="0cm" fo:margin-bottom="0.499cm" loext:contextual-spacing="false"/>
      <style:text-properties officeooo:paragraph-rsid="0016b307"/>
    </style:style>
    <style:style style:name="P13" style:family="paragraph" style:parent-style-name="List_20_Contents">
      <style:text-properties officeooo:paragraph-rsid="0016b307"/>
    </style:style>
    <style:style style:name="P14" style:family="paragraph" style:parent-style-name="List_20_Contents">
      <style:paragraph-properties fo:margin-left="2cm" fo:margin-right="0cm" fo:text-indent="0cm" style:auto-text-indent="false"/>
      <style:text-properties officeooo:paragraph-rsid="0016b307"/>
    </style:style>
    <style:style style:name="P15" style:family="paragraph" style:parent-style-name="List_20_Contents">
      <style:paragraph-properties fo:margin-left="2cm" fo:margin-right="0cm" fo:margin-top="0cm" fo:margin-bottom="0.499cm" loext:contextual-spacing="false" fo:text-indent="0cm" style:auto-text-indent="false"/>
      <style:text-properties officeooo:paragraph-rsid="0016b307"/>
    </style:style>
    <style:style style:name="P16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/>
      <style:text-properties officeooo:paragraph-rsid="0016b307"/>
    </style:style>
    <style:style style:name="P17" style:family="paragraph" style:parent-style-name="Table_20_Contents">
      <style:paragraph-properties fo:text-align="start" style:justify-single-word="false"/>
      <style:text-properties officeooo:paragraph-rsid="0016b307"/>
    </style:style>
    <style:style style:name="P18" style:family="paragraph" style:parent-style-name="Table_20_Contents">
      <style:text-properties officeooo:paragraph-rsid="0016b307"/>
    </style:style>
    <style:style style:name="P19" style:family="paragraph" style:parent-style-name="Table_20_Heading">
      <style:paragraph-properties fo:text-align="start" style:justify-single-word="false"/>
      <style:text-properties officeooo:paragraph-rsid="0016b307"/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List_20_Contents" style:list-style-name="L1">
      <style:text-properties officeooo:paragraph-rsid="0016b307"/>
    </style:style>
    <style:style style:name="P23" style:family="paragraph" style:parent-style-name="List_20_Contents" style:list-style-name="L2">
      <style:text-properties officeooo:paragraph-rsid="0016b307"/>
    </style:style>
    <style:style style:name="P24" style:family="paragraph" style:parent-style-name="List_20_Contents" style:list-style-name="L1">
      <style:paragraph-properties fo:margin-top="0cm" fo:margin-bottom="0.499cm" loext:contextual-spacing="false"/>
      <style:text-properties officeooo:paragraph-rsid="0016b307"/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16b307"/>
    </style:style>
    <style:style style:name="P26" style:family="paragraph" style:parent-style-name="Heading_20_2">
      <style:text-properties officeooo:paragraph-rsid="0016b307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0 Advanced - Command Line Argum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0 Advanced - Command Line Arguments</text:p>
          </text:index-title>
          <text:p text:style-name="P21"><text:a xlink:type="simple" xlink:href="#__RefHeading___Toc900_1239622969" text:style-name="Index_20_Link" text:visited-style-name="Index_20_Link">Command Line Arguments<text:tab/>1</text:a></text:p>
          <text:p text:style-name="P20"><text:a xlink:type="simple" xlink:href="#__RefHeading___Toc902_1239622969" text:style-name="Index_20_Link" text:visited-style-name="Index_20_Link">Render Options<text:tab/>1</text:a></text:p>
          <text:p text:style-name="P20"><text:a xlink:type="simple" xlink:href="#__RefHeading___Toc904_1239622969" text:style-name="Index_20_Link" text:visited-style-name="Index_20_Link">Format Options<text:tab/>2</text:a></text:p>
          <text:p text:style-name="P20"><text:a xlink:type="simple" xlink:href="#__RefHeading___Toc906_1239622969" text:style-name="Index_20_Link" text:visited-style-name="Index_20_Link">Animation Playback Options<text:tab/>2</text:a></text:p>
          <text:p text:style-name="P20"><text:a xlink:type="simple" xlink:href="#__RefHeading___Toc908_1239622969" text:style-name="Index_20_Link" text:visited-style-name="Index_20_Link">Window Options<text:tab/>2</text:a></text:p>
          <text:p text:style-name="P20"><text:a xlink:type="simple" xlink:href="#__RefHeading___Toc910_1239622969" text:style-name="Index_20_Link" text:visited-style-name="Index_20_Link">Game Engine Specific Options<text:tab/>2</text:a></text:p>
          <text:p text:style-name="P20"><text:a xlink:type="simple" xlink:href="#__RefHeading___Toc912_1239622969" text:style-name="Index_20_Link" text:visited-style-name="Index_20_Link">Python Options<text:tab/>3</text:a></text:p>
          <text:p text:style-name="P20"><text:a xlink:type="simple" xlink:href="#__RefHeading___Toc914_1239622969" text:style-name="Index_20_Link" text:visited-style-name="Index_20_Link">Debug Options<text:tab/>3</text:a></text:p>
          <text:p text:style-name="P20"><text:a xlink:type="simple" xlink:href="#__RefHeading___Toc916_1239622969" text:style-name="Index_20_Link" text:visited-style-name="Index_20_Link">Misc Options<text:tab/>4</text:a></text:p>
          <text:p text:style-name="P20"><text:a xlink:type="simple" xlink:href="#__RefHeading___Toc918_1239622969" text:style-name="Index_20_Link" text:visited-style-name="Index_20_Link">Other Options<text:tab/>5</text:a></text:p>
          <text:p text:style-name="P20"><text:a xlink:type="simple" xlink:href="#__RefHeading___Toc920_1239622969" text:style-name="Index_20_Link" text:visited-style-name="Index_20_Link">Experimental features<text:tab/>5</text:a></text:p>
          <text:p text:style-name="P20"><text:a xlink:type="simple" xlink:href="#__RefHeading___Toc922_1239622969" text:style-name="Index_20_Link" text:visited-style-name="Index_20_Link">Argument Parsing<text:tab/>5</text:a></text:p>
          <text:p text:style-name="P20"><text:a xlink:type="simple" xlink:href="#__RefHeading___Toc924_1239622969" text:style-name="Index_20_Link" text:visited-style-name="Index_20_Link">Argument Order<text:tab/>5</text:a></text:p>
          <text:p text:style-name="P20"><text:a xlink:type="simple" xlink:href="#__RefHeading___Toc926_1239622969" text:style-name="Index_20_Link" text:visited-style-name="Index_20_Link">Environment Variables<text:tab/>6</text:a></text:p>
        </text:index-body>
      </text:table-of-content>
      <text:p text:style-name="Standard"/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5" text:outline-level="1"><text:bookmark-start text:name="__RefHeading___Toc900_1239622969"/>Command Line Arguments<text:bookmark-end text:name="__RefHeading___Toc900_1239622969"/></text:h>
          </table:table-cell>
        </table:table-row>
      </table:table>
      <text:p text:style-name="P5"/>
      <text:p text:style-name="P4">Bforartists 2.76 Usage: Bforartists [args ...] [file] [args ...]</text:p>
      <text:h text:style-name="P26" text:outline-level="2"><text:bookmark-start text:name="__RefHeading___Toc902_1239622969"/>Render Options<text:bookmark-end text:name="__RefHeading___Toc902_1239622969"/></text:h>
      <text:p text:style-name="P10"><text:span text:style-name="Source_20_Text">-b</text:span>, <text:span text:style-name="Source_20_Text">--background</text:span> </text:p>
      <text:p text:style-name="P13">Run in background (often used for UI-less rendering) </text:p>
      <text:p text:style-name="P10"><text:span text:style-name="Source_20_Text">-a</text:span>, <text:span text:style-name="Source_20_Text">--render-anim</text:span> </text:p>
      <text:p text:style-name="P13">Render frames from start to end (inclusive) </text:p>
      <text:p text:style-name="P10"><text:span text:style-name="Source_20_Text">-S</text:span>, <text:span text:style-name="Source_20_Text">--scene</text:span> <text:span text:style-name="Source_20_Text">&lt;name&gt;</text:span> </text:p>
      <text:p text:style-name="P13">Set the active scene <text:span text:style-name="Source_20_Text">&lt;name&gt;</text:span> for rendering </text:p>
      <text:p text:style-name="P10"><text:span text:style-name="Source_20_Text">-f</text:span>, <text:span text:style-name="Source_20_Text">--render-frame</text:span> <text:span text:style-name="Source_20_Text">&lt;frame&gt;</text:span> </text:p>
      <text:p text:style-name="P13">Render frame <text:span text:style-name="Source_20_Text">&lt;frame&gt;</text:span> and save it. <text:span text:style-name="Source_20_Text">+&lt;frame&gt;</text:span> start frame relative, <text:span text:style-name="Source_20_Text">-&lt;frame&gt;</text:span> end frame relative. </text:p>
      <text:p text:style-name="P10"><text:span text:style-name="Source_20_Text">-s</text:span>, <text:span text:style-name="Source_20_Text">--frame-start</text:span> <text:span text:style-name="Source_20_Text">&lt;frame&gt;</text:span> </text:p>
      <text:p text:style-name="P13">Set start to frame <text:span text:style-name="Source_20_Text">&lt;frame&gt;</text:span>, supports +/- for relative frames too. </text:p>
      <text:p text:style-name="P10"><text:span text:style-name="Source_20_Text">-e</text:span>, <text:span text:style-name="Source_20_Text">--frame-end</text:span> <text:span text:style-name="Source_20_Text">&lt;frame&gt;</text:span> </text:p>
      <text:p text:style-name="P13">Set end to frame <text:span text:style-name="Source_20_Text">&lt;frame&gt;</text:span>, supports +/- for relative frames too. </text:p>
      <text:p text:style-name="P10"><text:span text:style-name="Source_20_Text">-j</text:span>, <text:span text:style-name="Source_20_Text">--frame-jump</text:span> <text:span text:style-name="Source_20_Text">&lt;frames&gt;</text:span> </text:p>
      <text:p text:style-name="P13">Set number of frames to step forward after each rendered frame </text:p>
      <text:p text:style-name="P11"><text:span text:style-name="Source_20_Text">-o</text:span>, <text:span text:style-name="Source_20_Text">--render-output</text:span> <text:span text:style-name="Source_20_Text">&lt;path&gt;</text:span> </text:p>
      <text:p text:style-name="P6">Set the render path and file name. Use <text:span text:style-name="Source_20_Text">//</text:span> at the start of the path to render relative to the blend file.</text:p>
      <text:p text:style-name="P12">The <text:span text:style-name="Source_20_Text">#</text:span> characters are replaced by the frame number, and used to define zero padding.</text:p>
      <text:list xml:id="list839257225" text:style-name="L1">
        <text:list-item>
          <text:p text:style-name="P22"><text:span text:style-name="Source_20_Text">ani_##_test.png</text:span> becomes <text:span text:style-name="Source_20_Text">ani_01_test.png</text:span> </text:p>
        </text:list-item>
        <text:list-item>
          <text:p text:style-name="P24"><text:span text:style-name="Source_20_Text">test-######.png</text:span> becomes <text:span text:style-name="Source_20_Text">test-000001.png</text:span> </text:p>
        </text:list-item>
      </text:list>
      <text:p text:style-name="P12">When the filename does not contain <text:span text:style-name="Source_20_Text">#</text:span>, The suffix <text:span text:style-name="Source_20_Text">####</text:span> is added to the filename.</text:p>
      <text:p text:style-name="P12"><text:soft-page-break/>The frame number will be added at the end of the filename, eg:</text:p>
      <text:p text:style-name="P8">Bforartists -b foobar.blend -o //render_ -F PNG -x 1 -a</text:p>
      <text:p text:style-name="P6"><text:span text:style-name="Source_20_Text">//render_</text:span> becomes <text:span text:style-name="Source_20_Text">//render_####</text:span>, writing frames as <text:span text:style-name="Source_20_Text">//render_0001.png</text:span></text:p>
      <text:p text:style-name="P10"><text:span text:style-name="Source_20_Text">-E</text:span>, <text:span text:style-name="Source_20_Text">--engine</text:span> <text:span text:style-name="Source_20_Text">&lt;engine&gt;</text:span> </text:p>
      <text:p text:style-name="P13">Specify the render engine use -E help to list available engines </text:p>
      <text:p text:style-name="P10"><text:span text:style-name="Source_20_Text">-t</text:span>, <text:span text:style-name="Source_20_Text">--threads</text:span> <text:span text:style-name="Source_20_Text">&lt;threads&gt;</text:span> </text:p>
      <text:p text:style-name="P12">Use amount of <text:span text:style-name="Source_20_Text">&lt;threads&gt;</text:span> for rendering and other operations [1-64], 0 for systems processor count. </text:p>
      <text:h text:style-name="P26" text:outline-level="2"><text:bookmark-start text:name="__RefHeading___Toc904_1239622969"/>Format Options<text:bookmark-end text:name="__RefHeading___Toc904_1239622969"/></text:h>
      <text:p text:style-name="P10"><text:span text:style-name="Source_20_Text">-F</text:span>, <text:span text:style-name="Source_20_Text">--render-format</text:span> <text:span text:style-name="Source_20_Text">&lt;format&gt;</text:span> </text:p>
      <text:p text:style-name="P7">Set the render format, Valid options are... </text:p>
      <text:p text:style-name="P14">TGA IRIS JPEG MOVIE IRIZ RAWTGA AVIRAW AVIJPEG PNG BMP FRAMESERVER </text:p>
      <text:p text:style-name="P7">(formats that can be compiled into Bforartists, not available on all systems) </text:p>
      <text:p text:style-name="P14">HDR TIFF EXR MULTILAYER MPEG AVICODEC QUICKTIME CINEON DPX DDS </text:p>
      <text:p text:style-name="P10"><text:span text:style-name="Source_20_Text">-x</text:span>, <text:span text:style-name="Source_20_Text">--use-extension</text:span> <text:span text:style-name="Source_20_Text">&lt;bool&gt;</text:span> </text:p>
      <text:p text:style-name="P12">Set option to add the file extension to the end of the file </text:p>
      <text:h text:style-name="P26" text:outline-level="2"><text:bookmark-start text:name="__RefHeading___Toc906_1239622969"/>Animation Playback Options<text:bookmark-end text:name="__RefHeading___Toc906_1239622969"/></text:h>
      <text:p text:style-name="P10"><text:span text:style-name="Source_20_Text">-a</text:span> <text:span text:style-name="Source_20_Text">&lt;options&gt;</text:span> <text:span text:style-name="Source_20_Text">&lt;file(s)&gt;</text:span> </text:p>
      <text:p text:style-name="P7">Playback <text:span text:style-name="Source_20_Text">&lt;file(s)&gt;</text:span>, only operates this way when not running in background. </text:p>
      <text:p text:style-name="P15">-p <text:span text:style-name="Source_20_Text">&lt;sx&gt;</text:span> <text:span text:style-name="Source_20_Text">&lt;sy&gt;</text:span> Open with lower left corner at <text:span text:style-name="Source_20_Text">&lt;sx&gt;</text:span>, <text:span text:style-name="Source_20_Text">&lt;sy&gt;</text:span> -m Read from disk (Don’t buffer) -f <text:span text:style-name="Source_20_Text">&lt;fps&gt;</text:span> <text:span text:style-name="Source_20_Text">&lt;fps-base&gt;</text:span> Specify FPS to start with -j <text:span text:style-name="Source_20_Text">&lt;frame&gt;</text:span> Set frame step to <text:span text:style-name="Source_20_Text">&lt;frame&gt;</text:span> -s <text:span text:style-name="Source_20_Text">&lt;frame&gt;</text:span> Play from <text:span text:style-name="Source_20_Text">&lt;frame&gt;</text:span> -e <text:span text:style-name="Source_20_Text">&lt;frame&gt;</text:span> Play until <text:span text:style-name="Source_20_Text">&lt;frame&gt;</text:span> </text:p>
      <text:h text:style-name="P26" text:outline-level="2"><text:bookmark-start text:name="__RefHeading___Toc908_1239622969"/>Window Options<text:bookmark-end text:name="__RefHeading___Toc908_1239622969"/></text:h>
      <text:p text:style-name="P10"><text:span text:style-name="Source_20_Text">-w</text:span>, <text:span text:style-name="Source_20_Text">--window-border</text:span> </text:p>
      <text:p text:style-name="P13">Force opening with borders (default) </text:p>
      <text:p text:style-name="P10"><text:span text:style-name="Source_20_Text">-W</text:span>, <text:span text:style-name="Source_20_Text">--window-borderless</text:span> </text:p>
      <text:p text:style-name="P13">Force opening without borders </text:p>
      <text:p text:style-name="P10"><text:span text:style-name="Source_20_Text">-p</text:span>, <text:span text:style-name="Source_20_Text">--window-geometry</text:span> <text:span text:style-name="Source_20_Text">&lt;sx&gt;</text:span> <text:span text:style-name="Source_20_Text">&lt;sy&gt;</text:span> <text:span text:style-name="Source_20_Text">&lt;w&gt;</text:span> <text:span text:style-name="Source_20_Text">&lt;h&gt;</text:span> </text:p>
      <text:p text:style-name="P13">Open with lower left corner at <text:span text:style-name="Source_20_Text">&lt;sx&gt;</text:span>, <text:span text:style-name="Source_20_Text">&lt;sy&gt;</text:span> and width and height as <text:span text:style-name="Source_20_Text">&lt;w&gt;</text:span>, <text:span text:style-name="Source_20_Text">&lt;h&gt;</text:span> </text:p>
      <text:p text:style-name="P10"><text:span text:style-name="Source_20_Text">-con</text:span>, <text:span text:style-name="Source_20_Text">--start-console</text:span> </text:p>
      <text:p text:style-name="P13">Start with the console window open (ignored if -b is set), (Windows only) </text:p>
      <text:p text:style-name="P10"><text:span text:style-name="Source_20_Text">--no-native-pixels</text:span> </text:p>
      <text:p text:style-name="P12">Do not use native pixel size, for high resolution displays (MacBook <text:span text:style-name="Source_20_Text">Retina</text:span>) </text:p>
      <text:h text:style-name="P26" text:outline-level="2"><text:bookmark-start text:name="__RefHeading___Toc910_1239622969"/>Game Engine Specific Options<text:bookmark-end text:name="__RefHeading___Toc910_1239622969"/></text:h>
      <text:p text:style-name="P10"><text:span text:style-name="Source_20_Text">-g</text:span> Game Engine specific options 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8"><text:span text:style-name="User_20_Entry">-g </text:span><text:span text:style-name="Variable">fixedtime</text:span></text:p>
          </table:table-cell>
          <table:table-cell table:style-name="Tabelle1.A1" office:value-type="string">
            <text:p text:style-name="P18">Run on 50 hertz without dropping frames</text:p>
          </table:table-cell>
        </table:table-row>
        <table:table-row>
          <table:table-cell table:style-name="Tabelle1.A1" table:number-columns-spanned="2" office:value-type="string">
            <text:p text:style-name="P18"><text:span text:style-name="User_20_Entry">-g </text:span><text:span text:style-name="Variable">vertexarrays</text:span></text:p>
          </table:table-cell>
          <table:covered-table-cell/>
        </table:table-row>
        <table:table-row>
          <table:table-cell table:style-name="Tabelle1.A1" office:value-type="string">
            <text:p text:style-name="P18"> </text:p>
          </table:table-cell>
          <table:table-cell table:style-name="Tabelle1.A1" office:value-type="string">
            <text:p text:style-name="P18">Use Vertex Arrays for rendering (usually faster)<text:soft-page-break/></text:p>
          </table:table-cell>
        </table:table-row>
        <table:table-row>
          <table:table-cell table:style-name="Tabelle1.A1" office:value-type="string">
            <text:p text:style-name="P18"><text:span text:style-name="User_20_Entry">-g </text:span><text:span text:style-name="Variable">nomipmap</text:span></text:p>
          </table:table-cell>
          <table:table-cell table:style-name="Tabelle1.A1" office:value-type="string">
            <text:p text:style-name="P18">No Texture Mipmapping</text:p>
          </table:table-cell>
        </table:table-row>
        <table:table-row>
          <table:table-cell table:style-name="Tabelle1.A1" table:number-columns-spanned="2" office:value-type="string">
            <text:p text:style-name="P18"><text:span text:style-name="User_20_Entry">-g </text:span><text:span text:style-name="Variable">linearmipmap</text:span></text:p>
          </table:table-cell>
          <table:covered-table-cell/>
        </table:table-row>
        <table:table-row>
          <table:table-cell table:style-name="Tabelle1.A1" office:value-type="string">
            <text:p text:style-name="P18"> </text:p>
          </table:table-cell>
          <table:table-cell table:style-name="Tabelle1.A1" office:value-type="string">
            <text:p text:style-name="P18">Linear Texture Mipmapping instead of Nearest (default)</text:p>
          </table:table-cell>
        </table:table-row>
      </table:table>
      <text:h text:style-name="P26" text:outline-level="2"><text:bookmark-start text:name="__RefHeading___Toc912_1239622969"/>Python Options<text:bookmark-end text:name="__RefHeading___Toc912_1239622969"/></text:h>
      <text:p text:style-name="P10"><text:span text:style-name="Source_20_Text">-y</text:span>, <text:span text:style-name="Source_20_Text">--enable-autoexec</text:span> </text:p>
      <text:p text:style-name="P13">Enable automatic Python script execution </text:p>
      <text:p text:style-name="P10"><text:span text:style-name="Source_20_Text">-Y</text:span>, <text:span text:style-name="Source_20_Text">--disable-autoexec</text:span> </text:p>
      <text:p text:style-name="P13">Disable automatic Python script execution (pydrivers &amp; startup scripts), (default). </text:p>
      <text:p text:style-name="P10"><text:span text:style-name="Source_20_Text">-P</text:span>, <text:span text:style-name="Source_20_Text">--python</text:span> <text:span text:style-name="Source_20_Text">&lt;filename&gt;</text:span> </text:p>
      <text:p text:style-name="P13">Run the given Python script file </text:p>
      <text:p text:style-name="P10"><text:span text:style-name="Source_20_Text">--python-text</text:span> <text:span text:style-name="Source_20_Text">&lt;name&gt;</text:span> </text:p>
      <text:p text:style-name="P13">Run the given Python script text block </text:p>
      <text:p text:style-name="P10"><text:span text:style-name="Source_20_Text">--python-expr</text:span> <text:span text:style-name="Source_20_Text">&lt;expression&gt;</text:span> </text:p>
      <text:p text:style-name="P13">Run the given expression as a Python script </text:p>
      <text:p text:style-name="P10"><text:span text:style-name="Source_20_Text">--python-console</text:span> </text:p>
      <text:p text:style-name="P13">Run Bforartists with an interactive console </text:p>
      <text:p text:style-name="P10"><text:span text:style-name="Source_20_Text">--python-exit-code</text:span> </text:p>
      <text:p text:style-name="P13">Set the exit-code in [0..255] to exit if a Python exception is raised (only for scripts executed from the command line), zero disables. </text:p>
      <text:p text:style-name="P10"><text:span text:style-name="Source_20_Text">--addons</text:span> </text:p>
      <text:p text:style-name="P12">Comma separated list of addons (no spaces) </text:p>
      <text:h text:style-name="P26" text:outline-level="2"><text:bookmark-start text:name="__RefHeading___Toc914_1239622969"/>Debug Options<text:bookmark-end text:name="__RefHeading___Toc914_1239622969"/></text:h>
      <text:p text:style-name="P11"><text:span text:style-name="Source_20_Text">-d</text:span>, <text:span text:style-name="Source_20_Text">--debug</text:span> </text:p>
      <text:p text:style-name="P6">Turn debugging on</text:p>
      <text:list xml:id="list1975988123" text:style-name="L2">
        <text:list-item>
          <text:p text:style-name="P23">Enables memory error detection </text:p>
        </text:list-item>
        <text:list-item>
          <text:p text:style-name="P23">Disables mouse grab (to interact with a debugger in some cases) </text:p>
        </text:list-item>
        <text:list-item>
          <text:p text:style-name="P23">Keeps Python’s <text:span text:style-name="Source_20_Text">sys.stdin</text:span> rather than setting it to None </text:p>
        </text:list-item>
      </text:list>
      <text:p text:style-name="P10"><text:span text:style-name="Source_20_Text">--debug-value</text:span> <text:span text:style-name="Source_20_Text">&lt;value&gt;</text:span> </text:p>
      <text:p text:style-name="P13">Set debug value of <text:span text:style-name="Source_20_Text">&lt;value&gt;</text:span> on startup </text:p>
      <text:p text:style-name="P10"><text:span text:style-name="Source_20_Text">--debug-events</text:span> </text:p>
      <text:p text:style-name="P13">Enable debug messages for the event system </text:p>
      <text:p text:style-name="P10"><text:span text:style-name="Source_20_Text">--debug-ffmpeg</text:span> </text:p>
      <text:p text:style-name="P13">Enable debug messages from FFmpeg library </text:p>
      <text:p text:style-name="P10"><text:span text:style-name="Source_20_Text">--debug-handlers</text:span> </text:p>
      <text:p text:style-name="P13">Enable debug messages for event handling </text:p>
      <text:p text:style-name="P10"><text:span text:style-name="Source_20_Text">--debug-libmv</text:span> </text:p>
      <text:p text:style-name="P13">Enable debug messages from libmv library </text:p>
      <text:p text:style-name="P10"><text:span text:style-name="Source_20_Text">--debug-cycles</text:span> </text:p>
      <text:p text:style-name="P13">Enable debug messages from Cycles </text:p>
      <text:p text:style-name="P10"><text:span text:style-name="Source_20_Text">--debug-memory</text:span> </text:p>
      <text:p text:style-name="P13">Enable fully guarded memory allocation and debugging </text:p>
      <text:p text:style-name="P10"><text:soft-page-break/><text:span text:style-name="Source_20_Text">--debug-jobs</text:span> </text:p>
      <text:p text:style-name="P13">Enable time profiling for background jobs. </text:p>
      <text:p text:style-name="P10"><text:span text:style-name="Source_20_Text">--debug-python</text:span> </text:p>
      <text:p text:style-name="P13">Enable debug messages for Python </text:p>
      <text:p text:style-name="P10"><text:span text:style-name="Source_20_Text">--debug-depsgraph</text:span> </text:p>
      <text:p text:style-name="P13">Enable debug messages from dependency graph </text:p>
      <text:p text:style-name="P10"><text:span text:style-name="Source_20_Text">--debug-depsgraph-no-threads</text:span> </text:p>
      <text:p text:style-name="P13">Switch dependency graph to a single threaded evaluation </text:p>
      <text:p text:style-name="P10"><text:span text:style-name="Source_20_Text">--debug-gpumem</text:span> </text:p>
      <text:p text:style-name="P13">Enable GPU memory stats in status bar </text:p>
      <text:p text:style-name="P10"><text:span text:style-name="Source_20_Text">--debug-wm</text:span> </text:p>
      <text:p text:style-name="P13">Enable debug messages for the window manager, also prints every operator call </text:p>
      <text:p text:style-name="P10"><text:span text:style-name="Source_20_Text">--debug-all</text:span> </text:p>
      <text:p text:style-name="P13">Enable all debug messages (excludes libmv) </text:p>
      <text:p text:style-name="P10"><text:span text:style-name="Source_20_Text">--debug-fpe</text:span> </text:p>
      <text:p text:style-name="P13">Enable floating point exceptions </text:p>
      <text:p text:style-name="P10"><text:span text:style-name="Source_20_Text">--disable-crash-handler</text:span> </text:p>
      <text:p text:style-name="P12">Disable the crash handler </text:p>
      <text:h text:style-name="P26" text:outline-level="2"><text:bookmark-start text:name="__RefHeading___Toc916_1239622969"/>Misc Options<text:bookmark-end text:name="__RefHeading___Toc916_1239622969"/></text:h>
      <text:p text:style-name="P10"><text:span text:style-name="Source_20_Text">--factory-startup</text:span> </text:p>
      <text:p text:style-name="P13">Skip reading the startup.blend in the users home directory </text:p>
      <text:p text:style-name="P10"><text:span text:style-name="Source_20_Text">--env-system-datafiles</text:span> </text:p>
      <text:p text:style-name="P13">Set the <text:span text:style-name="Source_20_Text">Bforartists_SYSTEM_DATAFILES</text:span> environment variable </text:p>
      <text:p text:style-name="P10"><text:span text:style-name="Source_20_Text">--env-system-scripts</text:span> </text:p>
      <text:p text:style-name="P13">Set the <text:span text:style-name="Source_20_Text">Bforartists_SYSTEM_SCRIPTS</text:span> environment variable </text:p>
      <text:p text:style-name="P10"><text:span text:style-name="Source_20_Text">--env-system-python</text:span> </text:p>
      <text:p text:style-name="P13">Set the <text:span text:style-name="Source_20_Text">Bforartists_SYSTEM_PYTHON</text:span> environment variable </text:p>
      <text:p text:style-name="P10"><text:span text:style-name="Source_20_Text">-nojoystick</text:span> </text:p>
      <text:p text:style-name="P13">Disable joystick support </text:p>
      <text:p text:style-name="P10"><text:span text:style-name="Source_20_Text">-noglsl</text:span> </text:p>
      <text:p text:style-name="P13">Disable GLSL shading </text:p>
      <text:p text:style-name="P10"><text:span text:style-name="Source_20_Text">-noaudio</text:span> </text:p>
      <text:p text:style-name="P13">Force sound system to None </text:p>
      <text:p text:style-name="P10"><text:span text:style-name="Source_20_Text">-setaudio</text:span> </text:p>
      <text:p text:style-name="P13">Force sound system to a specific device NULL SDL OPENAL JACK </text:p>
      <text:p text:style-name="P10"><text:span text:style-name="Source_20_Text">-h</text:span>, <text:span text:style-name="Source_20_Text">--help</text:span> </text:p>
      <text:p text:style-name="P13">Print this help text and exit </text:p>
      <text:p text:style-name="P10"><text:span text:style-name="Source_20_Text">-R</text:span> </text:p>
      <text:p text:style-name="P13">Register .blend extension, then exit (Windows only) </text:p>
      <text:p text:style-name="P10"><text:span text:style-name="Source_20_Text">-r</text:span> </text:p>
      <text:p text:style-name="P13">Silently register .blend extension, then exit (Windows only) </text:p>
      <text:p text:style-name="P10"><text:span text:style-name="Source_20_Text">-v</text:span>, <text:span text:style-name="Source_20_Text">--version</text:span> </text:p>
      <text:p text:style-name="P13">Print Bforartists version and exit </text:p>
      <text:p text:style-name="P10"><text:span text:style-name="Source_20_Text">--</text:span> </text:p>
      <text:p text:style-name="P12">Ends option processing, following arguments passed unchanged. Access via Python’s <text:span text:style-name="Source_20_Text">sys.argv</text:span> </text:p>
      <text:h text:style-name="P26" text:outline-level="2"><text:bookmark-start text:name="__RefHeading___Toc918_1239622969"/><text:soft-page-break/>Other Options<text:bookmark-end text:name="__RefHeading___Toc918_1239622969"/></text:h>
      <text:p text:style-name="P10"><text:span text:style-name="Source_20_Text">/?</text:span> </text:p>
      <text:p text:style-name="P13">Print this help text and exit (windows only) </text:p>
      <text:p text:style-name="P10"><text:span text:style-name="Source_20_Text">--debug-freestyle</text:span> </text:p>
      <text:p text:style-name="P13">Enable debug/profiling messages from Freestyle rendering </text:p>
      <text:p text:style-name="P10"><text:span text:style-name="Source_20_Text">--debug-gpu</text:span> </text:p>
      <text:p text:style-name="P13">Enable gpu debug context and information for OpenGL 4.3+. </text:p>
      <text:p text:style-name="P10"><text:span text:style-name="Source_20_Text">--disable-abort-handler</text:span> </text:p>
      <text:p text:style-name="P13">Disable the abort handler </text:p>
      <text:p text:style-name="P10"><text:span text:style-name="Source_20_Text">--enable-new-depsgraph</text:span> </text:p>
      <text:p text:style-name="P13">Use new dependency graph </text:p>
      <text:p text:style-name="P10"><text:span text:style-name="Source_20_Text">--verbose</text:span> <text:span text:style-name="Source_20_Text">&lt;verbose&gt;</text:span> </text:p>
      <text:p text:style-name="P12">Set logging verbosity level. </text:p>
      <text:h text:style-name="P26" text:outline-level="2"><text:bookmark-start text:name="__RefHeading___Toc920_1239622969"/>Experimental features<text:bookmark-end text:name="__RefHeading___Toc920_1239622969"/></text:h>
      <text:p text:style-name="P10"><text:span text:style-name="Source_20_Text">--enable-new-depsgraph</text:span> </text:p>
      <text:p text:style-name="P12">Use new dependency graph </text:p>
      <text:h text:style-name="P26" text:outline-level="2"><text:bookmark-start text:name="__RefHeading___Toc922_1239622969"/>Argument Parsing<text:bookmark-end text:name="__RefHeading___Toc922_1239622969"/></text:h>
      <text:p text:style-name="P9">Arguments must be separated by white space, eg:</text:p>
      <text:p text:style-name="P16">Bforartists -ba test.blend</text:p>
      <text:p text:style-name="P9">...will ignore the <text:span text:style-name="Source_20_Text">a</text:span></text:p>
      <text:p text:style-name="P16">Bforartists -b test.blend -f8</text:p>
      <text:p text:style-name="P9">...will ignore <text:span text:style-name="Source_20_Text">8</text:span> because there is no space between the <text:span text:style-name="Source_20_Text">-f</text:span> and the frame value</text:p>
      <text:h text:style-name="P26" text:outline-level="2"><text:bookmark-start text:name="__RefHeading___Toc924_1239622969"/>Argument Order<text:bookmark-end text:name="__RefHeading___Toc924_1239622969"/></text:h>
      <text:p text:style-name="P9">Arguments are executed in the order they are given. eg:</text:p>
      <text:p text:style-name="P16">Bforartists --background test.blend --render-frame 1 --render-output '/tmp'</text:p>
      <text:p text:style-name="P9">...will not render to <text:span text:style-name="Source_20_Text">/tmp</text:span> because <text:span text:style-name="Source_20_Text">--render-frame 1</text:span> renders before the output path is set</text:p>
      <text:p text:style-name="P16">Bforartists --background --render-output /tmp test.blend --render-frame 1</text:p>
      <text:p text:style-name="P9">...will not render to <text:span text:style-name="Source_20_Text">/tmp</text:span> because loading the blend file overwrites the render output that was set</text:p>
      <text:p text:style-name="P16">Bforartists --background test.blend --render-output /tmp --render-frame 1</text:p>
      <text:p text:style-name="P9">...works as expected.</text:p>
      <text:h text:style-name="P26" text:outline-level="2"><text:bookmark-start text:name="__RefHeading___Toc926_1239622969"/><text:soft-page-break/>Environment Variables<text:bookmark-end text:name="__RefHeading___Toc926_1239622969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19">Bforartists_USER_CONFIG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user configuration files.</text:p>
          </table:table-cell>
        </table:table-row>
        <table:table-row>
          <table:table-cell table:style-name="Tabelle2.A1" table:number-columns-spanned="2" office:value-type="string">
            <text:p text:style-name="P19">Bforartists_USER_SCRIPT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user scripts.</text:p>
          </table:table-cell>
        </table:table-row>
        <table:table-row>
          <table:table-cell table:style-name="Tabelle2.A1" table:number-columns-spanned="2" office:value-type="string">
            <text:p text:style-name="P19">Bforartists_SYSTEM_SCRIPT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system wide scripts.</text:p>
          </table:table-cell>
        </table:table-row>
        <table:table-row>
          <table:table-cell table:style-name="Tabelle2.A1" table:number-columns-spanned="2" office:value-type="string">
            <text:p text:style-name="P19">Bforartists_USER_DATAFILE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user data files (icons, translations, ..).</text:p>
          </table:table-cell>
        </table:table-row>
        <table:table-row>
          <table:table-cell table:style-name="Tabelle2.A1" table:number-columns-spanned="2" office:value-type="string">
            <text:p text:style-name="P19">Bforartists_SYSTEM_DATAFILES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system wide data files.</text:p>
          </table:table-cell>
        </table:table-row>
        <table:table-row>
          <table:table-cell table:style-name="Tabelle2.A1" table:number-columns-spanned="2" office:value-type="string">
            <text:p text:style-name="P19">Bforartists_SYSTEM_PYTHON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Directory for system python libraries.</text:p>
          </table:table-cell>
        </table:table-row>
        <table:table-row>
          <table:table-cell table:style-name="Tabelle2.A1" office:value-type="string">
            <text:p text:style-name="P19">TEMP:</text:p>
          </table:table-cell>
          <table:table-cell table:style-name="Tabelle2.A1" office:value-type="string">
            <text:p text:style-name="P17">Store temporary files here.</text:p>
          </table:table-cell>
        </table:table-row>
        <table:table-row>
          <table:table-cell table:style-name="Tabelle2.A1" office:value-type="string">
            <text:p text:style-name="P19">TMP:</text:p>
          </table:table-cell>
          <table:table-cell table:style-name="Tabelle2.A1" office:value-type="string">
            <text:p text:style-name="P17">or $TMPDIR Store temporary files here.</text:p>
          </table:table-cell>
        </table:table-row>
        <table:table-row>
          <table:table-cell table:style-name="Tabelle2.A1" table:number-columns-spanned="2" office:value-type="string">
            <text:p text:style-name="P19">SDL_AUDIODRIVER:</text:p>
          </table:table-cell>
          <table:covered-table-cell/>
        </table:table-row>
        <table:table-row>
          <table:table-cell table:style-name="Tabelle2.A1" office:value-type="string">
            <text:p text:style-name="P17"> </text:p>
          </table:table-cell>
          <table:table-cell table:style-name="Tabelle2.A1" office:value-type="string">
            <text:p text:style-name="P17">LibSDL audio driver - alsa, esd, dma.</text:p>
          </table:table-cell>
        </table:table-row>
        <table:table-row>
          <table:table-cell table:style-name="Tabelle2.A1" office:value-type="string">
            <text:p text:style-name="P19">PYTHONHOME:</text:p>
          </table:table-cell>
          <table:table-cell table:style-name="Tabelle2.A1" office:value-type="string">
            <text:p text:style-name="P17">Path to the python directory, eg. /usr/lib/python.</text:p>
          </table:table-cell>
        </table:table-row>
      </table:table>
      <text:p text:style-name="P4"/>
      <text:p text:style-name="P4"><text:line-break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5:42.537000000</meta:creation-date>
    <dc:title>standard1cm</dc:title>
    <meta:editing-duration>PT4M52S</meta:editing-duration>
    <meta:editing-cycles>10</meta:editing-cycles>
    <meta:generator>LibreOffice/6.1.4.2$Windows_X86_64 LibreOffice_project/9d0f32d1f0b509096fd65e0d4bec26ddd1938fd3</meta:generator>
    <dc:date>2019-03-04T10:42:48.109000000</dc:date>
    <meta:document-statistic meta:table-count="3" meta:image-count="0" meta:object-count="0" meta:page-count="6" meta:paragraph-count="223" meta:word-count="1148" meta:character-count="7605" meta:non-whitespace-character-count="6593"/>
    <meta:template xlink:type="simple" xlink:actuate="onRequest" xlink:title="standard1cm" xlink:href="../../../../AppData/Roaming/LibreOffice/4/user/template/standard1cm.ott" meta:date="2016-04-02T12:25:42.387000000"/>
  </office:meta>
</office:document-meta>
</file>